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41.8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k_cemdata07_phreeqc_aq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2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O3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+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(OH)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+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+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+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4-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3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AlSO4+</text:p>
          </table:table-cell>
          <table:table-cell office:value-type="string" calcext:value-type="string">
            <text:p>+1.000 Al+3 <text:s/>+1.000 SO4-2 </text:p>
          </table:table-cell>
          <table:table-cell office:value-type="float" office:value="-59.74759294081" calcext:value-type="float">
            <text:p>-59.74759294081</text:p>
          </table:table-cell>
          <table:table-cell office:value-type="float" office:value="0" calcext:value-type="float">
            <text:p>0</text:p>
          </table:table-cell>
          <table:table-cell office:value-type="float" office:value="2048.61497066133" calcext:value-type="float">
            <text:p>2048.61497066133</text:p>
          </table:table-cell>
          <table:table-cell office:value-type="float" office:value="22.945188592" calcext:value-type="float">
            <text:p>22.945188592</text:p>
          </table:table-cell>
        </table:table-row>
        <table:table-row table:style-name="ro1">
          <table:table-cell office:value-type="string" calcext:value-type="string">
            <text:p><text:s/>Al(SO4)2-</text:p>
          </table:table-cell>
          <table:table-cell office:value-type="string" calcext:value-type="string">
            <text:p>+1.000 Al+3 <text:s/>+2.000 SO4-2 </text:p>
          </table:table-cell>
          <table:table-cell office:value-type="float" office:value="-129.37633673647" calcext:value-type="float">
            <text:p>-129.37633673647</text:p>
          </table:table-cell>
          <table:table-cell office:value-type="float" office:value="0" calcext:value-type="float">
            <text:p>0</text:p>
          </table:table-cell>
          <table:table-cell office:value-type="float" office:value="5505.68803129935" calcext:value-type="float">
            <text:p>5505.68803129935</text:p>
          </table:table-cell>
          <table:table-cell office:value-type="float" office:value="47.2073519666" calcext:value-type="float">
            <text:p>47.2073519666</text:p>
          </table:table-cell>
        </table:table-row>
        <table:table-row table:style-name="ro1">
          <table:table-cell office:value-type="string" calcext:value-type="string">
            <text:p><text:s/>Al(OH)2+</text:p>
          </table:table-cell>
          <table:table-cell office:value-type="string" calcext:value-type="string">
            <text:p>+1.000 Al+3 <text:s/>+2.000 H2O <text:s text:c="2"/>-2.000 H+ </text:p>
          </table:table-cell>
          <table:table-cell office:value-type="float" office:value="32.53631959378" calcext:value-type="float">
            <text:p>32.53631959378</text:p>
          </table:table-cell>
          <table:table-cell office:value-type="float" office:value="0" calcext:value-type="float">
            <text:p>0</text:p>
          </table:table-cell>
          <table:table-cell office:value-type="float" office:value="-6492.54044012403" calcext:value-type="float">
            <text:p>-6492.54044012403</text:p>
          </table:table-cell>
          <table:table-cell office:value-type="float" office:value="-8.6321382739" calcext:value-type="float">
            <text:p>-8.6321382739</text:p>
          </table:table-cell>
        </table:table-row>
        <table:table-row table:style-name="ro1">
          <table:table-cell office:value-type="string" calcext:value-type="string">
            <text:p><text:s/>Al(OH)4-</text:p>
          </table:table-cell>
          <table:table-cell office:value-type="string" calcext:value-type="string">
            <text:p>+1.000 Al+3 <text:s/>+4.000 H2O <text:s text:c="2"/>-4.000 H+ </text:p>
          </table:table-cell>
          <table:table-cell office:value-type="float" office:value="32.96015215706" calcext:value-type="float">
            <text:p>32.96015215706</text:p>
          </table:table-cell>
          <table:table-cell office:value-type="float" office:value="0" calcext:value-type="float">
            <text:p>0</text:p>
          </table:table-cell>
          <table:table-cell office:value-type="float" office:value="-10341.603747319" calcext:value-type="float">
            <text:p>-10341.603747319</text:p>
          </table:table-cell>
          <table:table-cell office:value-type="float" office:value="-8.5473467468" calcext:value-type="float">
            <text:p>-8.5473467468</text:p>
          </table:table-cell>
        </table:table-row>
        <table:table-row table:style-name="ro1">
          <table:table-cell office:value-type="string" calcext:value-type="string">
            <text:p><text:s/>Al(OH)3</text:p>
          </table:table-cell>
          <table:table-cell office:value-type="string" calcext:value-type="string">
            <text:p>+1.000 Al+3 <text:s/>+3.000 H2O <text:s text:c="2"/>-3.000 H+ </text:p>
          </table:table-cell>
          <table:table-cell office:value-type="float" office:value="91.66401813525" calcext:value-type="float">
            <text:p>91.66401813525</text:p>
          </table:table-cell>
          <table:table-cell office:value-type="float" office:value="0" calcext:value-type="float">
            <text:p>0</text:p>
          </table:table-cell>
          <table:table-cell office:value-type="float" office:value="-11712.9732010517" calcext:value-type="float">
            <text:p>-11712.9732010517</text:p>
          </table:table-cell>
          <table:table-cell office:value-type="float" office:value="-27.8112600743" calcext:value-type="float">
            <text:p>-27.8112600743</text:p>
          </table:table-cell>
        </table:table-row>
        <table:table-row table:style-name="ro1">
          <table:table-cell office:value-type="string" calcext:value-type="string">
            <text:p><text:s/>AlO H+2</text:p>
          </table:table-cell>
          <table:table-cell office:value-type="string" calcext:value-type="string">
            <text:p>+1.000 Al+3 <text:s/>+1.000 H2O <text:s text:c="2"/>-1.000 H+ </text:p>
          </table:table-cell>
          <table:table-cell office:value-type="float" office:value="-34.57025049802" calcext:value-type="float">
            <text:p>-34.57025049802</text:p>
          </table:table-cell>
          <table:table-cell office:value-type="float" office:value="0" calcext:value-type="float">
            <text:p>0</text:p>
          </table:table-cell>
          <table:table-cell office:value-type="float" office:value="-869.70655319713" calcext:value-type="float">
            <text:p>-869.70655319713</text:p>
          </table:table-cell>
          <table:table-cell office:value-type="float" office:value="13.1464151225" calcext:value-type="float">
            <text:p>13.1464151225</text:p>
          </table:table-cell>
        </table:table-row>
        <table:table-row table:style-name="ro1">
          <table:table-cell office:value-type="string" calcext:value-type="string">
            <text:p><text:s/>Al(OH)6SiO-</text:p>
          </table:table-cell>
          <table:table-cell office:value-type="string" calcext:value-type="string">
            <text:p>+1.000 Al(OH)4- <text:s/>+1.000 Si(OH)4 -1.000 H2O 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3.39477649456" calcext:value-type="float">
            <text:p>1073.39477649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AlSiO(OH)3+2</text:p>
          </table:table-cell>
          <table:table-cell office:value-type="string" calcext:value-type="string">
            <text:p>+1.000 Al+3 <text:s/>+1.000SiO(OH)3-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6.33554059029" calcext:value-type="float">
            <text:p>2206.33554059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aCO3</text:p>
          </table:table-cell>
          <table:table-cell office:value-type="string" calcext:value-type="string">
            <text:p>+1.000 Ca+2 <text:s/>-1.000 H+ +1.000 HCO3- </text:p>
          </table:table-cell>
          <table:table-cell office:value-type="float" office:value="18.67700851789" calcext:value-type="float">
            <text:p>18.67700851789</text:p>
          </table:table-cell>
          <table:table-cell office:value-type="float" office:value="0" calcext:value-type="float">
            <text:p>0</text:p>
          </table:table-cell>
          <table:table-cell office:value-type="float" office:value="-2532.2782526082" calcext:value-type="float">
            <text:p>-2532.2782526082</text:p>
          </table:table-cell>
          <table:table-cell office:value-type="float" office:value="-6.9868218332" calcext:value-type="float">
            <text:p>-6.9868218332</text:p>
          </table:table-cell>
        </table:table-row>
        <table:table-row table:style-name="ro1">
          <table:table-cell office:value-type="string" calcext:value-type="string">
            <text:p><text:s/>CaHCO3+</text:p>
          </table:table-cell>
          <table:table-cell office:value-type="string" calcext:value-type="string">
            <text:p>+1.000 Ca+2 <text:s/>+1.000 HCO3- </text:p>
          </table:table-cell>
          <table:table-cell office:value-type="float" office:value="-103.46104593645" calcext:value-type="float">
            <text:p>-103.46104593645</text:p>
          </table:table-cell>
          <table:table-cell office:value-type="float" office:value="0" calcext:value-type="float">
            <text:p>0</text:p>
          </table:table-cell>
          <table:table-cell office:value-type="float" office:value="4604.38192941364" calcext:value-type="float">
            <text:p>4604.38192941364</text:p>
          </table:table-cell>
          <table:table-cell office:value-type="float" office:value="36.017877181" calcext:value-type="float">
            <text:p>36.017877181</text:p>
          </table:table-cell>
        </table:table-row>
        <table:table-row table:style-name="ro1">
          <table:table-cell office:value-type="string" calcext:value-type="string">
            <text:p><text:s/>CaSO4</text:p>
          </table:table-cell>
          <table:table-cell office:value-type="string" calcext:value-type="string">
            <text:p>+1.000 Ca+2 <text:s/>+1.000 SO4-2 </text:p>
          </table:table-cell>
          <table:table-cell office:value-type="float" office:value="-64.25337074408" calcext:value-type="float">
            <text:p>-64.25337074408</text:p>
          </table:table-cell>
          <table:table-cell office:value-type="float" office:value="0" calcext:value-type="float">
            <text:p>0</text:p>
          </table:table-cell>
          <table:table-cell office:value-type="float" office:value="2770.03421100362" calcext:value-type="float">
            <text:p>2770.03421100362</text:p>
          </table:table-cell>
          <table:table-cell office:value-type="float" office:value="23.1418327719" calcext:value-type="float">
            <text:p>23.1418327719</text:p>
          </table:table-cell>
        </table:table-row>
        <table:table-row table:style-name="ro1">
          <table:table-cell office:value-type="string" calcext:value-type="string">
            <text:p><text:s/>CaO H+</text:p>
          </table:table-cell>
          <table:table-cell office:value-type="string" calcext:value-type="string">
            <text:p>+1.000 Ca+2 <text:s/>+1.000 H2O <text:s text:c="2"/>-1.000 H+ </text:p>
          </table:table-cell>
          <table:table-cell office:value-type="float" office:value="14.19214642856" calcext:value-type="float">
            <text:p>14.19214642856</text:p>
          </table:table-cell>
          <table:table-cell office:value-type="float" office:value="0" calcext:value-type="float">
            <text:p>0</text:p>
          </table:table-cell>
          <table:table-cell office:value-type="float" office:value="-4635.48173840128" calcext:value-type="float">
            <text:p>-4635.48173840128</text:p>
          </table:table-cell>
          <table:table-cell office:value-type="float" office:value="-4.6171091261" calcext:value-type="float">
            <text:p>-4.6171091261</text:p>
          </table:table-cell>
        </table:table-row>
        <table:table-row table:style-name="ro1">
          <table:table-cell office:value-type="string" calcext:value-type="string">
            <text:p><text:s/>CaSiO(OH)3+</text:p>
          </table:table-cell>
          <table:table-cell office:value-type="string" calcext:value-type="string">
            <text:p>+1.000 Ca+2 <text:s/>+1.000SiO(OH)3- </text:p>
          </table:table-cell>
          <table:table-cell office:value-type="float" office:value="-88.10659232191" calcext:value-type="float">
            <text:p>-88.10659232191</text:p>
          </table:table-cell>
          <table:table-cell office:value-type="float" office:value="0" calcext:value-type="float">
            <text:p>0</text:p>
          </table:table-cell>
          <table:table-cell office:value-type="float" office:value="3919.11589441343" calcext:value-type="float">
            <text:p>3919.11589441343</text:p>
          </table:table-cell>
          <table:table-cell office:value-type="float" office:value="30.7796851528" calcext:value-type="float">
            <text:p>30.7796851528</text:p>
          </table:table-cell>
        </table:table-row>
        <table:table-row table:style-name="ro1">
          <table:table-cell office:value-type="string" calcext:value-type="string">
            <text:p><text:s/>CaSiO2(OH)2</text:p>
          </table:table-cell>
          <table:table-cell office:value-type="string" calcext:value-type="string">
            <text:p>+1.000 Ca+2 <text:s/>+1.000SiO2(OH)2-2 <text:s/></text:p>
          </table:table-cell>
          <table:table-cell office:value-type="float" office:value="0.0000349836" calcext:value-type="float">
            <text:p>3.49836E-05</text:p>
          </table:table-cell>
          <table:table-cell office:value-type="float" office:value="0" calcext:value-type="float">
            <text:p>0</text:p>
          </table:table-cell>
          <table:table-cell office:value-type="float" office:value="1371.64549038842" calcext:value-type="float">
            <text:p>1371.64549038842</text:p>
          </table:table-cell>
          <table:table-cell office:value-type="float" office:value="-0.0000120272" calcext:value-type="float">
            <text:p>-1.20272E-05</text:p>
          </table:table-cell>
        </table:table-row>
        <table:table-row table:style-name="ro1">
          <table:table-cell office:value-type="string" calcext:value-type="string">
            <text:p><text:s/>FeCO3</text:p>
          </table:table-cell>
          <table:table-cell office:value-type="string" calcext:value-type="string">
            <text:p>+1.000 Fe+2 <text:s/>+1.000 HCO3- -1.000 H+ </text:p>
          </table:table-cell>
          <table:table-cell office:value-type="float" office:value="16.83325757655" calcext:value-type="float">
            <text:p>16.83325757655</text:p>
          </table:table-cell>
          <table:table-cell office:value-type="float" office:value="0" calcext:value-type="float">
            <text:p>0</text:p>
          </table:table-cell>
          <table:table-cell office:value-type="float" office:value="-1846.89625963213" calcext:value-type="float">
            <text:p>-1846.89625963213</text:p>
          </table:table-cell>
          <table:table-cell office:value-type="float" office:value="-6.7038225945" calcext:value-type="float">
            <text:p>-6.7038225945</text:p>
          </table:table-cell>
        </table:table-row>
        <table:table-row table:style-name="ro1">
          <table:table-cell office:value-type="string" calcext:value-type="string">
            <text:p><text:s/>FeHCO3+</text:p>
          </table:table-cell>
          <table:table-cell office:value-type="string" calcext:value-type="string">
            <text:p>+1.000 Fe+2 <text:s/>+1.000 HCO3- </text:p>
          </table:table-cell>
          <table:table-cell office:value-type="float" office:value="-104.57077896404" calcext:value-type="float">
            <text:p>-104.57077896404</text:p>
          </table:table-cell>
          <table:table-cell office:value-type="float" office:value="0" calcext:value-type="float">
            <text:p>0</text:p>
          </table:table-cell>
          <table:table-cell office:value-type="float" office:value="5270.65115685443" calcext:value-type="float">
            <text:p>5270.65115685443</text:p>
          </table:table-cell>
          <table:table-cell office:value-type="float" office:value="35.9245463653" calcext:value-type="float">
            <text:p>35.9245463653</text:p>
          </table:table-cell>
        </table:table-row>
        <table:table-row table:style-name="ro1">
          <table:table-cell office:value-type="string" calcext:value-type="string">
            <text:p><text:s/>FeHSO4+</text:p>
          </table:table-cell>
          <table:table-cell office:value-type="string" calcext:value-type="string">
            <text:p>+1.000 Fe+2 <text:s/>+1.000 H+ +1.000 SO4-2 </text:p>
          </table:table-cell>
          <table:table-cell office:value-type="float" office:value="-217.68294720087" calcext:value-type="float">
            <text:p>-217.68294720087</text:p>
          </table:table-cell>
          <table:table-cell office:value-type="float" office:value="0" calcext:value-type="float">
            <text:p>0</text:p>
          </table:table-cell>
          <table:table-cell office:value-type="float" office:value="9316.87298664815" calcext:value-type="float">
            <text:p>9316.87298664815</text:p>
          </table:table-cell>
          <table:table-cell office:value-type="float" office:value="76.5843086363" calcext:value-type="float">
            <text:p>76.5843086363</text:p>
          </table:table-cell>
        </table:table-row>
        <table:table-row table:style-name="ro1">
          <table:table-cell office:value-type="string" calcext:value-type="string">
            <text:p><text:s/>FeSO4</text:p>
          </table:table-cell>
          <table:table-cell office:value-type="string" calcext:value-type="string">
            <text:p>+1.000 Fe+2 <text:s/>+1.000 SO4-2 </text:p>
          </table:table-cell>
          <table:table-cell office:value-type="float" office:value="-65.22644646497" calcext:value-type="float">
            <text:p>-65.22644646497</text:p>
          </table:table-cell>
          <table:table-cell office:value-type="float" office:value="0" calcext:value-type="float">
            <text:p>0</text:p>
          </table:table-cell>
          <table:table-cell office:value-type="float" office:value="2644.89637498019" calcext:value-type="float">
            <text:p>2644.89637498019</text:p>
          </table:table-cell>
          <table:table-cell office:value-type="float" office:value="23.6844985453" calcext:value-type="float">
            <text:p>23.6844985453</text:p>
          </table:table-cell>
        </table:table-row>
        <table:table-row table:style-name="ro1">
          <table:table-cell office:value-type="string" calcext:value-type="string">
            <text:p><text:s/>FeCl+</text:p>
          </table:table-cell>
          <table:table-cell office:value-type="string" calcext:value-type="string">
            <text:p>+1.000 Fe+2 <text:s/>+1.000 Cl- <text:s text:c="2"/></text:p>
          </table:table-cell>
          <table:table-cell office:value-type="float" office:value="-84.08990370509" calcext:value-type="float">
            <text:p>-84.08990370509</text:p>
          </table:table-cell>
          <table:table-cell office:value-type="float" office:value="0" calcext:value-type="float">
            <text:p>0</text:p>
          </table:table-cell>
          <table:table-cell office:value-type="float" office:value="3692.01184090337" calcext:value-type="float">
            <text:p>3692.01184090337</text:p>
          </table:table-cell>
          <table:table-cell office:value-type="float" office:value="29.0358662146" calcext:value-type="float">
            <text:p>29.0358662146</text:p>
          </table:table-cell>
        </table:table-row>
        <table:table-row table:style-name="ro1">
          <table:table-cell office:value-type="string" calcext:value-type="string">
            <text:p><text:s/>FeOH+</text:p>
          </table:table-cell>
          <table:table-cell office:value-type="string" calcext:value-type="string">
            <text:p>+1.000 Fe+2 <text:s/>+1.000 H2O <text:s text:c="2"/>-1.000 H+ </text:p>
          </table:table-cell>
          <table:table-cell office:value-type="float" office:value="-7.35359137368" calcext:value-type="float">
            <text:p>-7.35359137368</text:p>
          </table:table-cell>
          <table:table-cell office:value-type="float" office:value="0" calcext:value-type="float">
            <text:p>0</text:p>
          </table:table-cell>
          <table:table-cell office:value-type="float" office:value="-2427.06600313247" calcext:value-type="float">
            <text:p>-2427.06600313247</text:p>
          </table:table-cell>
          <table:table-cell office:value-type="float" office:value="2.4220308834" calcext:value-type="float">
            <text:p>2.4220308834</text:p>
          </table:table-cell>
        </table:table-row>
        <table:table-row table:style-name="ro1">
          <table:table-cell office:value-type="string" calcext:value-type="string">
            <text:p><text:s/>FeHSO4+2</text:p>
          </table:table-cell>
          <table:table-cell office:value-type="string" calcext:value-type="string">
            <text:p>+1.000 H+ +1.000 SO4-2 +1.000Fe+3 <text:s/></text:p>
          </table:table-cell>
          <table:table-cell office:value-type="float" office:value="-268.70278991437" calcext:value-type="float">
            <text:p>-268.70278991437</text:p>
          </table:table-cell>
          <table:table-cell office:value-type="float" office:value="0" calcext:value-type="float">
            <text:p>0</text:p>
          </table:table-cell>
          <table:table-cell office:value-type="float" office:value="13166.0404183598" calcext:value-type="float">
            <text:p>13166.0404183598</text:p>
          </table:table-cell>
          <table:table-cell office:value-type="float" office:value="92.5513349554" calcext:value-type="float">
            <text:p>92.5513349554</text:p>
          </table:table-cell>
        </table:table-row>
        <table:table-row table:style-name="ro1">
          <table:table-cell office:value-type="string" calcext:value-type="string">
            <text:p><text:s/>FeSO4+</text:p>
          </table:table-cell>
          <table:table-cell office:value-type="string" calcext:value-type="string">
            <text:p>+1.000 SO4-2 +1.000Fe+3 <text:s/></text:p>
          </table:table-cell>
          <table:table-cell office:value-type="float" office:value="-61.88124256446" calcext:value-type="float">
            <text:p>-61.88124256446</text:p>
          </table:table-cell>
          <table:table-cell office:value-type="float" office:value="0" calcext:value-type="float">
            <text:p>0</text:p>
          </table:table-cell>
          <table:table-cell office:value-type="float" office:value="2185.38358231463" calcext:value-type="float">
            <text:p>2185.38358231463</text:p>
          </table:table-cell>
          <table:table-cell office:value-type="float" office:value="23.6787255052" calcext:value-type="float">
            <text:p>23.6787255052</text:p>
          </table:table-cell>
        </table:table-row>
        <table:table-row table:style-name="ro1">
          <table:table-cell office:value-type="string" calcext:value-type="string">
            <text:p><text:s/>Fe(SO4)2-</text:p>
          </table:table-cell>
          <table:table-cell office:value-type="string" calcext:value-type="string">
            <text:p>+2.000 SO4-2 +1.000Fe+3 <text:s/></text:p>
          </table:table-cell>
          <table:table-cell office:value-type="float" office:value="-131.48050051289" calcext:value-type="float">
            <text:p>-131.48050051289</text:p>
          </table:table-cell>
          <table:table-cell office:value-type="float" office:value="0" calcext:value-type="float">
            <text:p>0</text:p>
          </table:table-cell>
          <table:table-cell office:value-type="float" office:value="5443.75324149227" calcext:value-type="float">
            <text:p>5443.75324149227</text:p>
          </table:table-cell>
          <table:table-cell office:value-type="float" office:value="47.9311468746" calcext:value-type="float">
            <text:p>47.9311468746</text:p>
          </table:table-cell>
        </table:table-row>
        <table:table-row table:style-name="ro1">
          <table:table-cell office:value-type="string" calcext:value-type="string">
            <text:p><text:s/>Fe+3</text:p>
          </table:table-cell>
          <table:table-cell office:value-type="string" calcext:value-type="string">
            <text:p>+1.000 Fe+2 <text:s/>-1.000 e- </text:p>
          </table:table-cell>
          <table:table-cell office:value-type="float" office:value="6.52902464956" calcext:value-type="float">
            <text:p>6.52902464956</text:p>
          </table:table-cell>
          <table:table-cell office:value-type="float" office:value="0" calcext:value-type="float">
            <text:p>0</text:p>
          </table:table-cell>
          <table:table-cell office:value-type="float" office:value="-2917.27751554918" calcext:value-type="float">
            <text:p>-2917.27751554918</text:p>
          </table:table-cell>
          <table:table-cell office:value-type="float" office:value="-5.3251484453" calcext:value-type="float">
            <text:p>-5.3251484453</text:p>
          </table:table-cell>
        </table:table-row>
        <table:table-row table:style-name="ro1">
          <table:table-cell office:value-type="string" calcext:value-type="string">
            <text:p><text:s/>Fe(OH)3</text:p>
          </table:table-cell>
          <table:table-cell office:value-type="string" calcext:value-type="string">
            <text:p>+3.000 H2O <text:s text:c="2"/>-3.000 H+ +1.000 Fe+3 <text:s/></text:p>
          </table:table-cell>
          <table:table-cell office:value-type="float" office:value="147.12395569469" calcext:value-type="float">
            <text:p>147.12395569469</text:p>
          </table:table-cell>
          <table:table-cell office:value-type="float" office:value="0" calcext:value-type="float">
            <text:p>0</text:p>
          </table:table-cell>
          <table:table-cell office:value-type="float" office:value="-13347.135535895" calcext:value-type="float">
            <text:p>-13347.135535895</text:p>
          </table:table-cell>
          <table:table-cell office:value-type="float" office:value="-46.442303876" calcext:value-type="float">
            <text:p>-46.442303876</text:p>
          </table:table-cell>
        </table:table-row>
        <table:table-row table:style-name="ro1">
          <table:table-cell office:value-type="string" calcext:value-type="string">
            <text:p><text:s/>Fe2(OH)2+4</text:p>
          </table:table-cell>
          <table:table-cell office:value-type="string" calcext:value-type="string">
            <text:p>+2.000 H2O <text:s text:c="2"/>-2.000 H+ +2.000 Fe+3 <text:s/></text:p>
          </table:table-cell>
          <table:table-cell office:value-type="float" office:value="6.94584777011" calcext:value-type="float">
            <text:p>6.94584777011</text:p>
          </table:table-cell>
          <table:table-cell office:value-type="float" office:value="0" calcext:value-type="float">
            <text:p>0</text:p>
          </table:table-cell>
          <table:table-cell office:value-type="float" office:value="-2950.65882826826" calcext:value-type="float">
            <text:p>-2950.65882826826</text:p>
          </table:table-cell>
          <table:table-cell office:value-type="float" office:value="0.0000120272" calcext:value-type="float">
            <text:p>1.20272E-05</text:p>
          </table:table-cell>
        </table:table-row>
        <table:table-row table:style-name="ro1">
          <table:table-cell office:value-type="string" calcext:value-type="string">
            <text:p><text:s/>Fe3(OH)4+5</text:p>
          </table:table-cell>
          <table:table-cell office:value-type="string" calcext:value-type="string">
            <text:p>+4.000 H2O <text:s text:c="2"/>-4.000 H+ +3.000 Fe+3 <text:s/></text:p>
          </table:table-cell>
          <table:table-cell office:value-type="float" office:value="4.18235662859" calcext:value-type="float">
            <text:p>4.18235662859</text:p>
          </table:table-cell>
          <table:table-cell office:value-type="float" office:value="0" calcext:value-type="float">
            <text:p>0</text:p>
          </table:table-cell>
          <table:table-cell office:value-type="float" office:value="-3125.11656793865" calcext:value-type="float">
            <text:p>-3125.11656793865</text:p>
          </table:table-cell>
          <table:table-cell office:value-type="float" office:value="0.0000240543" calcext:value-type="float">
            <text:p>2.40543E-05</text:p>
          </table:table-cell>
        </table:table-row>
        <table:table-row table:style-name="ro1">
          <table:table-cell office:value-type="string" calcext:value-type="string">
            <text:p><text:s/>FeCl+2</text:p>
          </table:table-cell>
          <table:table-cell office:value-type="string" calcext:value-type="string">
            <text:p>+1.000 Cl- <text:s text:c="2"/>+1.000 Fe+3 <text:s/></text:p>
          </table:table-cell>
          <table:table-cell office:value-type="float" office:value="-72.69030177926" calcext:value-type="float">
            <text:p>-72.69030177926</text:p>
          </table:table-cell>
          <table:table-cell office:value-type="float" office:value="0" calcext:value-type="float">
            <text:p>0</text:p>
          </table:table-cell>
          <table:table-cell office:value-type="float" office:value="3122.83931417149" calcext:value-type="float">
            <text:p>3122.83931417149</text:p>
          </table:table-cell>
          <table:table-cell office:value-type="float" office:value="25.7418657263" calcext:value-type="float">
            <text:p>25.7418657263</text:p>
          </table:table-cell>
        </table:table-row>
        <table:table-row table:style-name="ro1">
          <table:table-cell office:value-type="string" calcext:value-type="string">
            <text:p><text:s/>FeCl2+</text:p>
          </table:table-cell>
          <table:table-cell office:value-type="string" calcext:value-type="string">
            <text:p>+2.000 Cl- <text:s text:c="2"/>+1.000 Fe+3 <text:s/></text:p>
          </table:table-cell>
          <table:table-cell office:value-type="float" office:value="-215.95223084886" calcext:value-type="float">
            <text:p>-215.95223084886</text:p>
          </table:table-cell>
          <table:table-cell office:value-type="float" office:value="0" calcext:value-type="float">
            <text:p>0</text:p>
          </table:table-cell>
          <table:table-cell office:value-type="float" office:value="9794.48642498307" calcext:value-type="float">
            <text:p>9794.48642498307</text:p>
          </table:table-cell>
          <table:table-cell office:value-type="float" office:value="74.8585304486" calcext:value-type="float">
            <text:p>74.8585304486</text:p>
          </table:table-cell>
        </table:table-row>
        <table:table-row table:style-name="ro1">
          <table:table-cell office:value-type="string" calcext:value-type="string">
            <text:p><text:s/>FeCl3</text:p>
          </table:table-cell>
          <table:table-cell office:value-type="string" calcext:value-type="string">
            <text:p>+3.000 Cl- <text:s text:c="2"/>+1.000 Fe+3 <text:s/></text:p>
          </table:table-cell>
          <table:table-cell office:value-type="float" office:value="-285.45375024869" calcext:value-type="float">
            <text:p>-285.45375024869</text:p>
          </table:table-cell>
          <table:table-cell office:value-type="float" office:value="0" calcext:value-type="float">
            <text:p>0</text:p>
          </table:table-cell>
          <table:table-cell office:value-type="float" office:value="13355.4002264674" calcext:value-type="float">
            <text:p>13355.4002264674</text:p>
          </table:table-cell>
          <table:table-cell office:value-type="float" office:value="97.7088246932" calcext:value-type="float">
            <text:p>97.7088246932</text:p>
          </table:table-cell>
        </table:table-row>
        <table:table-row table:style-name="ro1">
          <table:table-cell office:value-type="string" calcext:value-type="string">
            <text:p><text:s/>FeO H+2</text:p>
          </table:table-cell>
          <table:table-cell office:value-type="string" calcext:value-type="string">
            <text:p>+1.000 H2O <text:s text:c="2"/>-1.000 H+ +1.000 Fe+3 <text:s/></text:p>
          </table:table-cell>
          <table:table-cell office:value-type="float" office:value="16.59946235915" calcext:value-type="float">
            <text:p>16.59946235915</text:p>
          </table:table-cell>
          <table:table-cell office:value-type="float" office:value="0" calcext:value-type="float">
            <text:p>0</text:p>
          </table:table-cell>
          <table:table-cell office:value-type="float" office:value="-2732.42292291182" calcext:value-type="float">
            <text:p>-2732.42292291182</text:p>
          </table:table-cell>
          <table:table-cell office:value-type="float" office:value="-3.8894655247" calcext:value-type="float">
            <text:p>-3.8894655247</text:p>
          </table:table-cell>
        </table:table-row>
        <table:table-row table:style-name="ro1">
          <table:table-cell office:value-type="string" calcext:value-type="string">
            <text:p><text:s/>Fe(OH)2+</text:p>
          </table:table-cell>
          <table:table-cell office:value-type="string" calcext:value-type="string">
            <text:p>+2.000 H2O <text:s text:c="2"/>-2.000 H+ +1.000 Fe+3 <text:s/></text:p>
          </table:table-cell>
          <table:table-cell office:value-type="float" office:value="78.23475365977" calcext:value-type="float">
            <text:p>78.23475365977</text:p>
          </table:table-cell>
          <table:table-cell office:value-type="float" office:value="0" calcext:value-type="float">
            <text:p>0</text:p>
          </table:table-cell>
          <table:table-cell office:value-type="float" office:value="-7306.78682417424" calcext:value-type="float">
            <text:p>-7306.78682417424</text:p>
          </table:table-cell>
          <table:table-cell office:value-type="float" office:value="-24.0049022733" calcext:value-type="float">
            <text:p>-24.0049022733</text:p>
          </table:table-cell>
        </table:table-row>
        <table:table-row table:style-name="ro1">
          <table:table-cell office:value-type="string" calcext:value-type="string">
            <text:p><text:s/>Fe(OH)4-</text:p>
          </table:table-cell>
          <table:table-cell office:value-type="string" calcext:value-type="string">
            <text:p>+4.000 H2O <text:s text:c="2"/>-4.000 H+ +1.000 Fe+3 <text:s/></text:p>
          </table:table-cell>
          <table:table-cell office:value-type="float" office:value="117.57797560593" calcext:value-type="float">
            <text:p>117.57797560593</text:p>
          </table:table-cell>
          <table:table-cell office:value-type="float" office:value="0" calcext:value-type="float">
            <text:p>0</text:p>
          </table:table-cell>
          <table:table-cell office:value-type="float" office:value="-14082.5722804101" calcext:value-type="float">
            <text:p>-14082.5722804101</text:p>
          </table:table-cell>
          <table:table-cell office:value-type="float" office:value="-37.1561282625" calcext:value-type="float">
            <text:p>-37.1561282625</text:p>
          </table:table-cell>
        </table:table-row>
        <table:table-row table:style-name="ro1">
          <table:table-cell office:value-type="string" calcext:value-type="string">
            <text:p><text:s/>FeSiO(OH)3+2</text:p>
          </table:table-cell>
          <table:table-cell office:value-type="string" calcext:value-type="string">
            <text:p>+1.000 Fe+3 <text:s/>+1.000SiO(OH)3- </text:p>
          </table:table-cell>
          <table:table-cell office:value-type="float" office:value="0.0000699672" calcext:value-type="float">
            <text:p>6.99672E-05</text:p>
          </table:table-cell>
          <table:table-cell office:value-type="float" office:value="0" calcext:value-type="float">
            <text:p>0</text:p>
          </table:table-cell>
          <table:table-cell office:value-type="float" office:value="2892.15594977973" calcext:value-type="float">
            <text:p>2892.15594977973</text:p>
          </table:table-cell>
          <table:table-cell office:value-type="float" office:value="-0.0000240543" calcext:value-type="float">
            <text:p>-2.40543E-05</text:p>
          </table:table-cell>
        </table:table-row>
        <table:table-row table:style-name="ro1">
          <table:table-cell office:value-type="string" calcext:value-type="string">
            <text:p><text:s/>KSO4-</text:p>
          </table:table-cell>
          <table:table-cell office:value-type="string" calcext:value-type="string">
            <text:p>+1.000 K+ +1.000 SO4-2 </text:p>
          </table:table-cell>
          <table:table-cell office:value-type="float" office:value="-72.97654888147" calcext:value-type="float">
            <text:p>-72.97654888147</text:p>
          </table:table-cell>
          <table:table-cell office:value-type="float" office:value="0" calcext:value-type="float">
            <text:p>0</text:p>
          </table:table-cell>
          <table:table-cell office:value-type="float" office:value="3150.05834400053" calcext:value-type="float">
            <text:p>3150.05834400053</text:p>
          </table:table-cell>
          <table:table-cell office:value-type="float" office:value="25.5660285453" calcext:value-type="float">
            <text:p>25.5660285453</text:p>
          </table:table-cell>
        </table:table-row>
        <table:table-row table:style-name="ro1">
          <table:table-cell office:value-type="string" calcext:value-type="string">
            <text:p><text:s/>KOH</text:p>
          </table:table-cell>
          <table:table-cell office:value-type="string" calcext:value-type="string">
            <text:p>+1.000 K+ +1.000 H2O <text:s text:c="2"/>-1.000 H+ </text:p>
          </table:table-cell>
          <table:table-cell office:value-type="float" office:value="55.77230945322" calcext:value-type="float">
            <text:p>55.77230945322</text:p>
          </table:table-cell>
          <table:table-cell office:value-type="float" office:value="0" calcext:value-type="float">
            <text:p>0</text:p>
          </table:table-cell>
          <table:table-cell office:value-type="float" office:value="-5964.47470504443" calcext:value-type="float">
            <text:p>-5964.47470504443</text:p>
          </table:table-cell>
          <table:table-cell office:value-type="float" office:value="-20.2983699581" calcext:value-type="float">
            <text:p>-20.2983699581</text:p>
          </table:table-cell>
        </table:table-row>
        <table:table-row table:style-name="ro1">
          <table:table-cell office:value-type="string" calcext:value-type="string">
            <text:p><text:s/>MgCO3</text:p>
          </table:table-cell>
          <table:table-cell office:value-type="string" calcext:value-type="string">
            <text:p>+1.000 Mg+2 <text:s/>-1.000 H+ +1.000 HCO3- </text:p>
          </table:table-cell>
          <table:table-cell office:value-type="float" office:value="17.81062888483" calcext:value-type="float">
            <text:p>17.81062888483</text:p>
          </table:table-cell>
          <table:table-cell office:value-type="float" office:value="0" calcext:value-type="float">
            <text:p>0</text:p>
          </table:table-cell>
          <table:table-cell office:value-type="float" office:value="-2178.42833934954" calcext:value-type="float">
            <text:p>-2178.42833934954</text:p>
          </table:table-cell>
          <table:table-cell office:value-type="float" office:value="-7.2149771905" calcext:value-type="float">
            <text:p>-7.2149771905</text:p>
          </table:table-cell>
        </table:table-row>
        <table:table-row table:style-name="ro1">
          <table:table-cell office:value-type="string" calcext:value-type="string">
            <text:p><text:s/>MgHCO3+</text:p>
          </table:table-cell>
          <table:table-cell office:value-type="string" calcext:value-type="string">
            <text:p>+1.000 Mg+2 <text:s/>+1.000 HCO3- </text:p>
          </table:table-cell>
          <table:table-cell office:value-type="float" office:value="-107.35949477825" calcext:value-type="float">
            <text:p>-107.35949477825</text:p>
          </table:table-cell>
          <table:table-cell office:value-type="float" office:value="0" calcext:value-type="float">
            <text:p>0</text:p>
          </table:table-cell>
          <table:table-cell office:value-type="float" office:value="4739.07110899493" calcext:value-type="float">
            <text:p>4739.07110899493</text:p>
          </table:table-cell>
          <table:table-cell office:value-type="float" office:value="37.3957094285" calcext:value-type="float">
            <text:p>37.3957094285</text:p>
          </table:table-cell>
        </table:table-row>
        <table:table-row table:style-name="ro1">
          <table:table-cell office:value-type="string" calcext:value-type="string">
            <text:p><text:s/>MgO H+</text:p>
          </table:table-cell>
          <table:table-cell office:value-type="string" calcext:value-type="string">
            <text:p>+1.000 Mg+2 <text:s/>+1.000 H2O <text:s text:c="2"/>-1.000 H+ </text:p>
          </table:table-cell>
          <table:table-cell office:value-type="float" office:value="-27.03763638067" calcext:value-type="float">
            <text:p>-27.03763638067</text:p>
          </table:table-cell>
          <table:table-cell office:value-type="float" office:value="0" calcext:value-type="float">
            <text:p>0</text:p>
          </table:table-cell>
          <table:table-cell office:value-type="float" office:value="-2051.24072933459" calcext:value-type="float">
            <text:p>-2051.24072933459</text:p>
          </table:table-cell>
          <table:table-cell office:value-type="float" office:value="9.0841192085" calcext:value-type="float">
            <text:p>9.0841192085</text:p>
          </table:table-cell>
        </table:table-row>
        <table:table-row table:style-name="ro1">
          <table:table-cell office:value-type="string" calcext:value-type="string">
            <text:p><text:s/>MgSO4</text:p>
          </table:table-cell>
          <table:table-cell office:value-type="string" calcext:value-type="string">
            <text:p>+1.000 Mg+2 <text:s/>+1.000 SO4-2 </text:p>
          </table:table-cell>
          <table:table-cell office:value-type="float" office:value="-65.50267875609" calcext:value-type="float">
            <text:p>-65.50267875609</text:p>
          </table:table-cell>
          <table:table-cell office:value-type="float" office:value="0" calcext:value-type="float">
            <text:p>0</text:p>
          </table:table-cell>
          <table:table-cell office:value-type="float" office:value="2716.83921823504" calcext:value-type="float">
            <text:p>2716.83921823504</text:p>
          </table:table-cell>
          <table:table-cell office:value-type="float" office:value="23.7471600852" calcext:value-type="float">
            <text:p>23.7471600852</text:p>
          </table:table-cell>
        </table:table-row>
        <table:table-row table:style-name="ro1">
          <table:table-cell office:value-type="string" calcext:value-type="string">
            <text:p><text:s/>MgSiO(OH)3+</text:p>
          </table:table-cell>
          <table:table-cell office:value-type="string" calcext:value-type="string">
            <text:p>+1.000 Mg+2 <text:s/>+1.000SiO(OH)3- </text:p>
          </table:table-cell>
          <table:table-cell office:value-type="float" office:value="-92.66274049892" calcext:value-type="float">
            <text:p>-92.66274049892</text:p>
          </table:table-cell>
          <table:table-cell office:value-type="float" office:value="0" calcext:value-type="float">
            <text:p>0</text:p>
          </table:table-cell>
          <table:table-cell office:value-type="float" office:value="4338.36419953797" calcext:value-type="float">
            <text:p>4338.36419953797</text:p>
          </table:table-cell>
          <table:table-cell office:value-type="float" office:value="32.173994619" calcext:value-type="float">
            <text:p>32.173994619</text:p>
          </table:table-cell>
        </table:table-row>
        <table:table-row table:style-name="ro1">
          <table:table-cell office:value-type="string" calcext:value-type="string">
            <text:p><text:s/>MgSiO2(OH)2</text:p>
          </table:table-cell>
          <table:table-cell office:value-type="string" calcext:value-type="string">
            <text:p>+1.000 Mg+2 <text:s/>+1.000SiO2(OH)2-2 <text:s/></text:p>
          </table:table-cell>
          <table:table-cell office:value-type="float" office:value="0.0000349836" calcext:value-type="float">
            <text:p>3.49836E-05</text:p>
          </table:table-cell>
          <table:table-cell office:value-type="float" office:value="0" calcext:value-type="float">
            <text:p>0</text:p>
          </table:table-cell>
          <table:table-cell office:value-type="float" office:value="1699.67075541936" calcext:value-type="float">
            <text:p>1699.67075541936</text:p>
          </table:table-cell>
          <table:table-cell office:value-type="float" office:value="-0.0000120272" calcext:value-type="float">
            <text:p>-1.20272E-05</text:p>
          </table:table-cell>
        </table:table-row>
        <table:table-row table:style-name="ro1">
          <table:table-cell office:value-type="string" calcext:value-type="string">
            <text:p><text:s/>NaCO3-</text:p>
          </table:table-cell>
          <table:table-cell office:value-type="string" calcext:value-type="string">
            <text:p>+1.000 Na+ <text:s text:c="2"/>-1.000 H+ +1.000 HCO3- </text:p>
          </table:table-cell>
          <table:table-cell office:value-type="float" office:value="8.57582729935" calcext:value-type="float">
            <text:p>8.57582729935</text:p>
          </table:table-cell>
          <table:table-cell office:value-type="float" office:value="0" calcext:value-type="float">
            <text:p>0</text:p>
          </table:table-cell>
          <table:table-cell office:value-type="float" office:value="-417.55748897161" calcext:value-type="float">
            <text:p>-417.55748897161</text:p>
          </table:table-cell>
          <table:table-cell office:value-type="float" office:value="-6.5608195793" calcext:value-type="float">
            <text:p>-6.5608195793</text:p>
          </table:table-cell>
        </table:table-row>
        <table:table-row table:style-name="ro1">
          <table:table-cell office:value-type="string" calcext:value-type="string">
            <text:p><text:s/>NaHCO3</text:p>
          </table:table-cell>
          <table:table-cell office:value-type="string" calcext:value-type="string">
            <text:p>+1.000 Na+ <text:s text:c="2"/>+1.000 HCO3- </text:p>
          </table:table-cell>
          <table:table-cell office:value-type="float" office:value="-69.04984593286" calcext:value-type="float">
            <text:p>-69.04984593286</text:p>
          </table:table-cell>
          <table:table-cell office:value-type="float" office:value="0" calcext:value-type="float">
            <text:p>0</text:p>
          </table:table-cell>
          <table:table-cell office:value-type="float" office:value="3027.60721771434" calcext:value-type="float">
            <text:p>3027.60721771434</text:p>
          </table:table-cell>
          <table:table-cell office:value-type="float" office:value="23.700614949" calcext:value-type="float">
            <text:p>23.700614949</text:p>
          </table:table-cell>
        </table:table-row>
        <table:table-row table:style-name="ro1">
          <table:table-cell office:value-type="string" calcext:value-type="string">
            <text:p><text:s/>NaSO4-</text:p>
          </table:table-cell>
          <table:table-cell office:value-type="string" calcext:value-type="string">
            <text:p>+1.000 Na+ <text:s text:c="2"/>+1.000 SO4-2 </text:p>
          </table:table-cell>
          <table:table-cell office:value-type="float" office:value="-67.94698554238" calcext:value-type="float">
            <text:p>-67.94698554238</text:p>
          </table:table-cell>
          <table:table-cell office:value-type="float" office:value="0" calcext:value-type="float">
            <text:p>0</text:p>
          </table:table-cell>
          <table:table-cell office:value-type="float" office:value="2908.64969369569" calcext:value-type="float">
            <text:p>2908.64969369569</text:p>
          </table:table-cell>
          <table:table-cell office:value-type="float" office:value="23.8000796198" calcext:value-type="float">
            <text:p>23.8000796198</text:p>
          </table:table-cell>
        </table:table-row>
        <table:table-row table:style-name="ro1">
          <table:table-cell office:value-type="string" calcext:value-type="string">
            <text:p><text:s/>NaOH</text:p>
          </table:table-cell>
          <table:table-cell office:value-type="string" calcext:value-type="string">
            <text:p>+1.000 Na+ <text:s text:c="2"/>+1.000 H2O <text:s text:c="2"/>-1.000 H+ </text:p>
          </table:table-cell>
          <table:table-cell office:value-type="float" office:value="40.02241563584" calcext:value-type="float">
            <text:p>40.02241563584</text:p>
          </table:table-cell>
          <table:table-cell office:value-type="float" office:value="0" calcext:value-type="float">
            <text:p>0</text:p>
          </table:table-cell>
          <table:table-cell office:value-type="float" office:value="-4902.58161996995" calcext:value-type="float">
            <text:p>-4902.58161996995</text:p>
          </table:table-cell>
          <table:table-cell office:value-type="float" office:value="-15.2600694449" calcext:value-type="float">
            <text:p>-15.2600694449</text:p>
          </table:table-cell>
        </table:table-row>
        <table:table-row table:style-name="ro1">
          <table:table-cell office:value-type="string" calcext:value-type="string">
            <text:p><text:s/>SiO(OH)3-</text:p>
          </table:table-cell>
          <table:table-cell office:value-type="string" calcext:value-type="string">
            <text:p>+1.000 Si(OH)4 -1.000 H+ </text:p>
          </table:table-cell>
          <table:table-cell office:value-type="float" office:value="67.70633238796" calcext:value-type="float">
            <text:p>67.70633238796</text:p>
          </table:table-cell>
          <table:table-cell office:value-type="float" office:value="0" calcext:value-type="float">
            <text:p>0</text:p>
          </table:table-cell>
          <table:table-cell office:value-type="float" office:value="-4741.99183185177" calcext:value-type="float">
            <text:p>-4741.99183185177</text:p>
          </table:table-cell>
          <table:table-cell office:value-type="float" office:value="-24.8993626804" calcext:value-type="float">
            <text:p>-24.8993626804</text:p>
          </table:table-cell>
        </table:table-row>
        <table:table-row table:style-name="ro1">
          <table:table-cell office:value-type="string" calcext:value-type="string">
            <text:p><text:s/>SiO2(OH)2-2</text:p>
          </table:table-cell>
          <table:table-cell office:value-type="string" calcext:value-type="string">
            <text:p>+1.000 Si(OH)4 -2.000 H+ </text:p>
          </table:table-cell>
          <table:table-cell office:value-type="float" office:value="-10.00067913457" calcext:value-type="float">
            <text:p>-10.00067913457</text:p>
          </table:table-cell>
          <table:table-cell office:value-type="float" office:value="0" calcext:value-type="float">
            <text:p>0</text:p>
          </table:table-cell>
          <table:table-cell office:value-type="float" office:value="-3917.49762695022" calcext:value-type="float">
            <text:p>-3917.49762695022</text:p>
          </table:table-cell>
          <table:table-cell office:value-type="float" office:value="0.0000120272" calcext:value-type="float">
            <text:p>1.20272E-05</text:p>
          </table:table-cell>
        </table:table-row>
        <table:table-row table:style-name="ro1">
          <table:table-cell office:value-type="string" calcext:value-type="string">
            <text:p><text:s/>CO2</text:p>
          </table:table-cell>
          <table:table-cell office:value-type="string" calcext:value-type="string">
            <text:p>+1.000 H+ -1.000 H2O <text:s text:c="2"/>+1.000 HCO3- </text:p>
          </table:table-cell>
          <table:table-cell office:value-type="float" office:value="-118.94289041477" calcext:value-type="float">
            <text:p>-118.94289041477</text:p>
          </table:table-cell>
          <table:table-cell office:value-type="float" office:value="0" calcext:value-type="float">
            <text:p>0</text:p>
          </table:table-cell>
          <table:table-cell office:value-type="float" office:value="6009.06305396012" calcext:value-type="float">
            <text:p>6009.06305396012</text:p>
          </table:table-cell>
          <table:table-cell office:value-type="float" office:value="42.4908984414" calcext:value-type="float">
            <text:p>42.4908984414</text:p>
          </table:table-cell>
        </table:table-row>
        <table:table-row table:style-name="ro1">
          <table:table-cell office:value-type="string" calcext:value-type="string">
            <text:p><text:s/>CO3-2</text:p>
          </table:table-cell>
          <table:table-cell office:value-type="string" calcext:value-type="string">
            <text:p>-1.000 H+ +1.000 HCO3- </text:p>
          </table:table-cell>
          <table:table-cell office:value-type="float" office:value="81.27367428255" calcext:value-type="float">
            <text:p>81.27367428255</text:p>
          </table:table-cell>
          <table:table-cell office:value-type="float" office:value="0" calcext:value-type="float">
            <text:p>0</text:p>
          </table:table-cell>
          <table:table-cell office:value-type="float" office:value="-4731.00208183675" calcext:value-type="float">
            <text:p>-4731.00208183675</text:p>
          </table:table-cell>
          <table:table-cell office:value-type="float" office:value="-30.6072155785" calcext:value-type="float">
            <text:p>-30.6072155785</text:p>
          </table:table-cell>
        </table:table-row>
        <table:table-row table:style-name="ro1">
          <table:table-cell office:value-type="string" calcext:value-type="string">
            <text:p><text:s/>CH4</text:p>
          </table:table-cell>
          <table:table-cell office:value-type="string" calcext:value-type="string">
            <text:p>+1.000 HCO3- +9.000 H+ +8.000 e- -3.000 H2O <text:s text:c="2"/></text:p>
          </table:table-cell>
          <table:table-cell office:value-type="float" office:value="-177.87782773202" calcext:value-type="float">
            <text:p>-177.87782773202</text:p>
          </table:table-cell>
          <table:table-cell office:value-type="float" office:value="0" calcext:value-type="float">
            <text:p>0</text:p>
          </table:table-cell>
          <table:table-cell office:value-type="float" office:value="21721.8822071288" calcext:value-type="float">
            <text:p>21721.8822071288</text:p>
          </table:table-cell>
          <table:table-cell office:value-type="float" office:value="64.7294909742" calcext:value-type="float">
            <text:p>64.7294909742</text:p>
          </table:table-cell>
        </table:table-row>
        <table:table-row table:style-name="ro1">
          <table:table-cell office:value-type="string" calcext:value-type="string">
            <text:p><text:s/>NH3</text:p>
          </table:table-cell>
          <table:table-cell office:value-type="string" calcext:value-type="string">
            <text:p>+1.000NH4+ <text:s/>-1.000 H+ </text:p>
          </table:table-cell>
          <table:table-cell office:value-type="float" office:value="-3.59831980108" calcext:value-type="float">
            <text:p>-3.59831980108</text:p>
          </table:table-cell>
          <table:table-cell office:value-type="float" office:value="0" calcext:value-type="float">
            <text:p>0</text:p>
          </table:table-cell>
          <table:table-cell office:value-type="float" office:value="-2549.62881993208" calcext:value-type="float">
            <text:p>-2549.62881993208</text:p>
          </table:table-cell>
          <table:table-cell office:value-type="float" office:value="1.1769785592" calcext:value-type="float">
            <text:p>1.1769785592</text:p>
          </table:table-cell>
        </table:table-row>
        <table:table-row table:style-name="ro1">
          <table:table-cell office:value-type="string" calcext:value-type="string">
            <text:p><text:s/>NH4+</text:p>
          </table:table-cell>
          <table:table-cell office:value-type="string" calcext:value-type="string">
            <text:p>+1.000 NO3- +10.000 H+ +8.000 e- -3.000 H2O <text:s text:c="2"/></text:p>
          </table:table-cell>
          <table:table-cell office:value-type="float" office:value="-116.84941401789" calcext:value-type="float">
            <text:p>-116.84941401789</text:p>
          </table:table-cell>
          <table:table-cell office:value-type="float" office:value="0" calcext:value-type="float">
            <text:p>0</text:p>
          </table:table-cell>
          <table:table-cell office:value-type="float" office:value="46557.1960787413" calcext:value-type="float">
            <text:p>46557.1960787413</text:p>
          </table:table-cell>
          <table:table-cell office:value-type="float" office:value="43.296718628" calcext:value-type="float">
            <text:p>43.296718628</text:p>
          </table:table-cell>
        </table:table-row>
        <table:table-row table:style-name="ro1">
          <table:table-cell office:value-type="string" calcext:value-type="string">
            <text:p><text:s/>N2</text:p>
          </table:table-cell>
          <table:table-cell office:value-type="string" calcext:value-type="string">
            <text:p>+2.000 NO3- +12.000 H+ <text:s text:c="2"/>+10.000 e- -6.000 H2O <text:s text:c="2"/></text:p>
          </table:table-cell>
          <table:table-cell office:value-type="float" office:value="-275.27055430258" calcext:value-type="float">
            <text:p>-275.27055430258</text:p>
          </table:table-cell>
          <table:table-cell office:value-type="float" office:value="0" calcext:value-type="float">
            <text:p>0</text:p>
          </table:table-cell>
          <table:table-cell office:value-type="float" office:value="81299.0792889702" calcext:value-type="float">
            <text:p>81299.0792889702</text:p>
          </table:table-cell>
          <table:table-cell office:value-type="float" office:value="98.6135081923" calcext:value-type="float">
            <text:p>98.6135081923</text:p>
          </table:table-cell>
        </table:table-row>
        <table:table-row table:style-name="ro1">
          <table:table-cell office:value-type="string" calcext:value-type="string">
            <text:p><text:s/>S2O3-2</text:p>
          </table:table-cell>
          <table:table-cell office:value-type="string" calcext:value-type="string">
            <text:p>+2.000 SO4-2 <text:s/>+10.000 H+ +8.000 e- -5.000 H2O <text:s text:c="2"/></text:p>
          </table:table-cell>
          <table:table-cell office:value-type="float" office:value="-214.77995703953" calcext:value-type="float">
            <text:p>-214.77995703953</text:p>
          </table:table-cell>
          <table:table-cell office:value-type="float" office:value="0" calcext:value-type="float">
            <text:p>0</text:p>
          </table:table-cell>
          <table:table-cell office:value-type="float" office:value="24017.6621204347" calcext:value-type="float">
            <text:p>24017.6621204347</text:p>
          </table:table-cell>
          <table:table-cell office:value-type="float" office:value="80.6443193886" calcext:value-type="float">
            <text:p>80.6443193886</text:p>
          </table:table-cell>
        </table:table-row>
        <table:table-row table:style-name="ro1">
          <table:table-cell office:value-type="string" calcext:value-type="string">
            <text:p><text:s/>HSO3-</text:p>
          </table:table-cell>
          <table:table-cell office:value-type="string" calcext:value-type="string">
            <text:p>+1.000 H+ +1.000SO3-2 </text:p>
          </table:table-cell>
          <table:table-cell office:value-type="float" office:value="-87.59223471343" calcext:value-type="float">
            <text:p>-87.59223471343</text:p>
          </table:table-cell>
          <table:table-cell office:value-type="float" office:value="0" calcext:value-type="float">
            <text:p>0</text:p>
          </table:table-cell>
          <table:table-cell office:value-type="float" office:value="3812.55224613743" calcext:value-type="float">
            <text:p>3812.55224613743</text:p>
          </table:table-cell>
          <table:table-cell office:value-type="float" office:value="33.1491573165" calcext:value-type="float">
            <text:p>33.1491573165</text:p>
          </table:table-cell>
        </table:table-row>
        <table:table-row table:style-name="ro1">
          <table:table-cell office:value-type="string" calcext:value-type="string">
            <text:p><text:s/>SO3-2</text:p>
          </table:table-cell>
          <table:table-cell office:value-type="string" calcext:value-type="string">
            <text:p>+1.000 SO4-2 +2.000 H+ +2.000 e- -1.000 H2O <text:s text:c="2"/></text:p>
          </table:table-cell>
          <table:table-cell office:value-type="float" office:value="-20.01098159798" calcext:value-type="float">
            <text:p>-20.01098159798</text:p>
          </table:table-cell>
          <table:table-cell office:value-type="float" office:value="0" calcext:value-type="float">
            <text:p>0</text:p>
          </table:table-cell>
          <table:table-cell office:value-type="float" office:value="1624.20845779751" calcext:value-type="float">
            <text:p>1624.20845779751</text:p>
          </table:table-cell>
          <table:table-cell office:value-type="float" office:value="7.2712643319" calcext:value-type="float">
            <text:p>7.2712643319</text:p>
          </table:table-cell>
        </table:table-row>
        <table:table-row table:style-name="ro1">
          <table:table-cell office:value-type="string" calcext:value-type="string">
            <text:p><text:s/>HSO4-</text:p>
          </table:table-cell>
          <table:table-cell office:value-type="string" calcext:value-type="string">
            <text:p>+1.000 H+ +1.000 SO4-2 </text:p>
          </table:table-cell>
          <table:table-cell office:value-type="float" office:value="-95.44960727141" calcext:value-type="float">
            <text:p>-95.44960727141</text:p>
          </table:table-cell>
          <table:table-cell office:value-type="float" office:value="0" calcext:value-type="float">
            <text:p>0</text:p>
          </table:table-cell>
          <table:table-cell office:value-type="float" office:value="3428.44243310458" calcext:value-type="float">
            <text:p>3428.44243310458</text:p>
          </table:table-cell>
          <table:table-cell office:value-type="float" office:value="34.7309703157" calcext:value-type="float">
            <text:p>34.7309703157</text:p>
          </table:table-cell>
        </table:table-row>
        <table:table-row table:style-name="ro1">
          <table:table-cell office:value-type="string" calcext:value-type="string">
            <text:p><text:s/>H2S</text:p>
          </table:table-cell>
          <table:table-cell office:value-type="string" calcext:value-type="string">
            <text:p>+1.000HS- <text:s text:c="2"/>+1.000 H+ </text:p>
          </table:table-cell>
          <table:table-cell office:value-type="float" office:value="-92.5454393671" calcext:value-type="float">
            <text:p>-92.5454393671</text:p>
          </table:table-cell>
          <table:table-cell office:value-type="float" office:value="0" calcext:value-type="float">
            <text:p>0</text:p>
          </table:table-cell>
          <table:table-cell office:value-type="float" office:value="5444.49694476074" calcext:value-type="float">
            <text:p>5444.49694476074</text:p>
          </table:table-cell>
          <table:table-cell office:value-type="float" office:value="32.8459524374" calcext:value-type="float">
            <text:p>32.8459524374</text:p>
          </table:table-cell>
        </table:table-row>
        <table:table-row table:style-name="ro1">
          <table:table-cell office:value-type="string" calcext:value-type="string">
            <text:p><text:s/>HS-</text:p>
          </table:table-cell>
          <table:table-cell office:value-type="string" calcext:value-type="string">
            <text:p>+1.000 SO4-2 +9.000 H+ +8.000 e- -4.000 H2O <text:s text:c="2"/></text:p>
          </table:table-cell>
          <table:table-cell office:value-type="float" office:value="-148.49636393" calcext:value-type="float">
            <text:p>-148.49636393</text:p>
          </table:table-cell>
          <table:table-cell office:value-type="float" office:value="0" calcext:value-type="float">
            <text:p>0</text:p>
          </table:table-cell>
          <table:table-cell office:value-type="float" office:value="20433.9697613883" calcext:value-type="float">
            <text:p>20433.9697613883</text:p>
          </table:table-cell>
          <table:table-cell office:value-type="float" office:value="56.961384375" calcext:value-type="float">
            <text:p>56.961384375</text:p>
          </table:table-cell>
        </table:table-row>
        <table:table-row table:style-name="ro1">
          <table:table-cell office:value-type="string" calcext:value-type="string">
            <text:p><text:s/>S-2</text:p>
          </table:table-cell>
          <table:table-cell office:value-type="string" calcext:value-type="string">
            <text:p>+1.000 HS- <text:s text:c="2"/>-1.000 H+ </text:p>
          </table:table-cell>
          <table:table-cell office:value-type="float" office:value="0.00001044666" calcext:value-type="float">
            <text:p>1.044666E-05</text:p>
          </table:table-cell>
          <table:table-cell office:value-type="float" office:value="0" calcext:value-type="float">
            <text:p>0</text:p>
          </table:table-cell>
          <table:table-cell office:value-type="float" office:value="-5667.31548660147" calcext:value-type="float">
            <text:p>-5667.31548660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OH-</text:p>
          </table:table-cell>
          <table:table-cell office:value-type="string" calcext:value-type="string">
            <text:p>+1.000 H2O <text:s text:c="2"/>-1.000 H+ </text:p>
          </table:table-cell>
          <table:table-cell office:value-type="float" office:value="69.84779493355" calcext:value-type="float">
            <text:p>69.84779493355</text:p>
          </table:table-cell>
          <table:table-cell office:value-type="float" office:value="0" calcext:value-type="float">
            <text:p>0</text:p>
          </table:table-cell>
          <table:table-cell office:value-type="float" office:value="-6215.12596863142" calcext:value-type="float">
            <text:p>-6215.12596863142</text:p>
          </table:table-cell>
          <table:table-cell office:value-type="float" office:value="-25.461271921" calcext:value-type="float">
            <text:p>-25.461271921</text:p>
          </table:table-cell>
        </table:table-row>
        <table:table-row table:style-name="ro1">
          <table:table-cell office:value-type="string" calcext:value-type="string">
            <text:p><text:s/>H2</text:p>
          </table:table-cell>
          <table:table-cell office:value-type="string" calcext:value-type="string">
            <text:p>+2.000 H+ +2.000 e- </text:p>
          </table:table-cell>
          <table:table-cell office:value-type="float" office:value="-55.35493262717" calcext:value-type="float">
            <text:p>-55.35493262717</text:p>
          </table:table-cell>
          <table:table-cell office:value-type="float" office:value="0" calcext:value-type="float">
            <text:p>0</text:p>
          </table:table-cell>
          <table:table-cell office:value-type="float" office:value="2808.32060172984" calcext:value-type="float">
            <text:p>2808.32060172984</text:p>
          </table:table-cell>
          <table:table-cell office:value-type="float" office:value="20.067568624" calcext:value-type="float">
            <text:p>20.067568624</text:p>
          </table:table-cell>
        </table:table-row>
        <table:table-row table:style-name="ro1">
          <table:table-cell office:value-type="string" calcext:value-type="string">
            <text:p><text:s/>O2</text:p>
          </table:table-cell>
          <table:table-cell office:value-type="string" calcext:value-type="string">
            <text:p>+2.000 <text:s/>H2O <text:s text:c="2"/>-4.000 H+ -4.000 e- </text:p>
          </table:table-cell>
          <table:table-cell office:value-type="float" office:value="-30.7942670099" calcext:value-type="float">
            <text:p>-30.7942670099</text:p>
          </table:table-cell>
          <table:table-cell office:value-type="float" office:value="0" calcext:value-type="float">
            <text:p>0</text:p>
          </table:table-cell>
          <table:table-cell office:value-type="float" office:value="-27925.5383858418" calcext:value-type="float">
            <text:p>-27925.5383858418</text:p>
          </table:table-cell>
          <table:table-cell office:value-type="float" office:value="10.0321005086" calcext:value-type="float">
            <text:p>10.0321005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17:33:26.002220977</dc:date>
    <meta:editing-duration>PT5M48S</meta:editing-duration>
    <meta:editing-cycles>1</meta:editing-cycles>
    <meta:document-statistic meta:table-count="1" meta:cell-count="399" meta:object-count="0"/>
    <meta:generator>LibreOffice/5.3.4.2$Linux_X86_64 LibreOffice_project/30m0$Build-2</meta:generator>
  </office:meta>
</office:document-meta>
</file>